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8f8" officeooo:paragraph-rsid="001498f8"/>
    </style:style>
    <style:style style:name="P2" style:family="paragraph" style:parent-style-name="Standard">
      <style:text-properties officeooo:rsid="001498f8" officeooo:paragraph-rsid="001d3c84"/>
    </style:style>
    <style:style style:name="P3" style:family="paragraph" style:parent-style-name="Standard">
      <style:text-properties officeooo:rsid="001498f8" officeooo:paragraph-rsid="001eb499"/>
    </style:style>
    <style:style style:name="P4" style:family="paragraph" style:parent-style-name="Standard">
      <style:text-properties officeooo:rsid="001498f8" officeooo:paragraph-rsid="0024212b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eb499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Field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3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box" form:control-implementation="ooo:com.sun.star.form.component.CheckBox" xml:id="control4" form:id="control4" form:label="Check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Field4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5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pdf form with <text:span text:style-name="T1">fields that are empty</text:span></text:p>
      <text:p text:style-name="P4"><draw:control text:anchor-type="as-char" draw:z-index="0" draw:name="Shape8" draw:style-name="gr1" draw:text-style-name="P5" svg:width="3.594cm" svg:height="1.087cm" draw:control="control1"/><draw:control text:anchor-type="as-char" draw:z-index="1" draw:name="Shape8" draw:style-name="gr1" draw:text-style-name="P5" svg:width="3.594cm" svg:height="1.087cm" draw:control="control2"/><draw:control text:anchor-type="as-char" draw:z-index="2" draw:name="Shape8" draw:style-name="gr1" draw:text-style-name="P5" svg:width="3.594cm" svg:height="1.087cm" draw:control="control3"/><draw:control text:anchor-type="as-char" draw:z-index="4" draw:name="Shape8" draw:style-name="gr1" draw:text-style-name="P5" svg:width="3.594cm" svg:height="1.087cm" draw:control="control5"/><draw:control text:anchor-type="as-char" draw:z-index="5" draw:name="Shape8" draw:style-name="gr1" draw:text-style-name="P5" svg:width="3.594cm" svg:height="1.087cm" draw:control="control6"/></text:p>
      <text:p text:style-name="P2"/>
      <text:p text:style-name="P3"><draw:control text:anchor-type="as-char" draw:z-index="3" draw:name="Shape1" draw:style-name="gr2" draw:text-style-name="P5" svg:width="3.712cm" svg:height="0.862cm" draw:control="control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41:02.107237423</meta:creation-date>
    <dc:date>2019-06-03T19:07:15.625000000</dc:date>
    <meta:editing-duration>P3DT8H2M24S</meta:editing-duration>
    <meta:editing-cycles>14</meta:editing-cycles>
    <meta:generator>LibreOffice/6.2.0.3$Windows_X86_64 LibreOffice_project/98c6a8a1c6c7b144ce3cc729e34964b47ce25d62</meta:generator>
    <dc:creator>Ogan Mancarci</dc:creator>
    <meta:document-statistic meta:table-count="0" meta:image-count="0" meta:object-count="0" meta:page-count="1" meta:paragraph-count="3" meta:word-count="11" meta:character-count="50" meta:non-whitespace-character-count="40"/>
  </office:meta>
</office:document-meta>
</file>